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swiss" style:font-pitch="variable"/>
    <style:font-face style:name="Trebuchet MS1" svg:font-family="'Trebuchet MS'"/>
  </office:font-face-decls>
  <office:automatic-styles>
    <style:style style:name="co1" style:family="table-column">
      <style:table-column-properties fo:break-before="auto" style:column-width="1.77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984cm"/>
    </style:style>
    <style:style style:name="co4" style:family="table-column">
      <style:table-column-properties fo:break-before="auto" style:column-width="6.907cm"/>
    </style:style>
    <style:style style:name="co5" style:family="table-column">
      <style:table-column-properties fo:break-before="auto" style:column-width="5.313cm"/>
    </style:style>
    <style:style style:name="co6" style:family="table-column">
      <style:table-column-properties fo:break-before="auto" style:column-width="7.271cm"/>
    </style:style>
    <style:style style:name="co7" style:family="table-column">
      <style:table-column-properties fo:break-before="auto" style:column-width="4.025cm"/>
    </style:style>
    <style:style style:name="co8" style:family="table-column">
      <style:table-column-properties fo:break-before="auto" style:column-width="1.704cm"/>
    </style:style>
    <style:style style:name="co9" style:family="table-column">
      <style:table-column-properties fo:break-before="auto" style:column-width="5.032cm"/>
    </style:style>
    <style:style style:name="co10" style:family="table-column">
      <style:table-column-properties fo:break-before="auto" style:column-width="1.789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933cm" fo:break-before="auto" style:use-optimal-row-height="true"/>
    </style:style>
    <style:style style:name="ro3" style:family="table-row">
      <style:table-row-properties style:row-height="0.683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1cm" fo:break-before="auto" style:use-optimal-row-height="true"/>
    </style:style>
    <style:style style:name="ro6" style:family="table-row">
      <style:table-row-properties style:row-height="1.579cm" fo:break-before="auto" style:use-optimal-row-height="true"/>
    </style:style>
    <style:style style:name="ro7" style:family="table-row">
      <style:table-row-properties style:row-height="0.474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PageStyle_5f_Aux">
      <style:table-properties table:display="false" style:writing-mode="lr-tb"/>
    </style:style>
    <style:style style:name="ta2" style:family="table" style:master-page-name="PageStyle_5f_Condiciones_20_y_20_Resultados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5" style:family="table-cell" style:parent-style-name="Default">
      <style:table-cell-properties style:glyph-orientation-vertical="0" fo:background-color="#008000" style:diagonal-bl-tr="none" style:diagonal-tl-br="none" style:text-align-source="fix" style:repeat-content="false" fo:wrap-option="no-wrap" fo:border="1.76pt solid #008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fo:border-bottom="0.74pt solid #008000" style:diagonal-bl-tr="none" style:diagonal-tl-br="none" fo:border-left="1.76pt solid #008000" fo:padding="0.071cm" fo:border-right="1.76pt solid #008000" style:rotation-align="none" fo:border-top="none"/>
    </style:style>
    <style:style style:name="ce32" style:family="table-cell" style:parent-style-name="Default">
      <style:table-cell-properties fo:border-bottom="0.74pt solid #008000" style:diagonal-bl-tr="none" style:diagonal-tl-br="none" fo:border-left="1.76pt solid #008000" fo:padding="0.071cm" fo:border-right="1.76pt solid #008000" style:rotation-align="none" fo:border-top="0.74pt solid #008000"/>
    </style:style>
    <style:style style:name="ce33" style:family="table-cell" style:parent-style-name="Default">
      <style:table-cell-properties fo:border-bottom="1.76pt solid #008000" style:diagonal-bl-tr="none" style:diagonal-tl-br="none" fo:border-left="1.76pt solid #008000" fo:padding="0.071cm" fo:border-right="1.76pt solid #008000" style:rotation-align="none" fo:border-top="0.74pt solid #008000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6" style:family="table-cell" style:parent-style-name="Default" style:data-style-name="N100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fo:background-color="#ffffff" style:cell-protect="protected" style:print-content="true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fo:background-color="#ffffff" style:cell-protect="protected" style:print-content="true" fo:padding="0.071c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2" style:family="table-cell" style:parent-style-name="Default" style:data-style-name="N100">
      <style:table-cell-properties fo:background-color="#ffffff" fo:padding="0.071c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order-bottom="0.74pt solid #000000" fo:background-color="#969696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fo:background-color="#ffffff" fo:padding="0.071c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ff" style:cell-protect="protected" style:print-content="true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ff" style:cell-protect="protected" style:print-content="true" fo:padding="0.071c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5" style:family="table-cell" style:parent-style-name="Default">
      <style:table-cell-properties fo:background-color="#ffffff" fo:padding="0.071c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fo:background-color="#969696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font-name="Trebuchet MS1" fo:font-size="9pt" style:font-name-asian="Trebuchet MS1" style:font-size-asian="9pt" style:font-name-complex="Trebuchet MS1" style:font-size-complex="9pt"/>
    </style:style>
    <style:style style:name="ce22" style:family="table-cell" style:parent-style-name="Default">
      <style:table-cell-properties fo:background-color="#ffffff" fo:padding="0.071c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ff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Trebuchet MS1" fo:font-size="9pt" style:font-name-asian="Trebuchet MS1" style:font-size-asian="9pt" style:font-name-complex="Trebuchet MS1" style:font-size-complex="9pt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0">
      <style:table-cell-properties fo:border-bottom="0.06pt solid #000000" fo:background-color="#ffffff" style:cell-protect="protected" style:print-content="true" fo:border-left="none" fo:border-right="none" fo:border-top="none" style:vertical-align="automatic"/>
      <style:text-properties style:font-name="Trebuchet MS1" style:font-name-asian="Trebuchet MS1" style:font-name-complex="Trebuchet MS1"/>
    </style:style>
    <style:style style:name="ce80" style:family="table-cell" style:parent-style-name="Default" style:data-style-name="N0">
      <style:table-cell-properties fo:border-bottom="0.06pt solid #000000" fo:background-color="#ffffff" style:cell-protect="protected" style:print-content="true" fo:border-left="none" fo:border-right="none" fo:border-top="0.06pt solid #000000" style:vertical-align="automatic"/>
      <style:text-properties style:font-name="Trebuchet MS1" style:font-name-asian="Trebuchet MS1" style:font-name-complex="Trebuchet MS1"/>
    </style:style>
    <style:style style:name="ce81" style:family="table-cell" style:parent-style-name="Default" style:data-style-name="N0">
      <style:table-cell-properties fo:border-bottom="0.06pt solid #000000" fo:background-color="#ffffff" fo:border-left="none" fo:border-right="none" fo:border-top="0.06pt solid #000000"/>
    </style:style>
    <style:style style:name="ce82" style:family="table-cell" style:parent-style-name="Default" style:data-style-name="N36">
      <style:table-cell-properties fo:border-bottom="0.06pt solid #000000" fo:background-color="#ffffff" style:cell-protect="protected" style:print-content="true" fo:border-left="none" fo:border-right="none" fo:border-top="0.06pt solid #000000" style:vertical-align="automatic"/>
      <style:text-properties style:font-name="Trebuchet MS1" style:font-name-asian="Trebuchet MS1" style:font-name-complex="Trebuchet MS1"/>
    </style:style>
    <style:style style:name="ce3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Trebuchet MS1" style:font-name-asian="Trebuchet MS1" style:font-name-complex="Trebuchet MS1"/>
    </style:style>
    <style:style style:name="ce38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ackground-color="#ffffff" style:cell-protect="protected" style:print-content="true" fo:padding="0.071c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#REF!=&quot;Fail&quot;)" style:apply-style-name="Excel_5f_CondFormat_5f_2_5f_1_5f_1" style:base-cell-address="'Condiciones y Resultados'.F18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cell-protect="none" style:print-content="true"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 style:parent-style-name="Note">
      <style:graphic-properties draw:stroke="solid" svg:stroke-width="0.026cm" svg:stroke-color="#000000" draw:marker-start="Fin_20_de_20_línea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.698cm" fo:min-width="12.368cm" fo:padding-top="0.056cm" fo:padding-bottom="0.056cm" fo:padding-left="0.056cm" fo:padding-right="0.056cm" fo:wrap-option="wrap" draw:shadow-offset-x="0.1cm" draw:shadow-offset-y="0.1cm" draw:shadow-color="#000000" draw:caption-escape-direction="auto" loext:decorative="false"/>
      <style:paragraph-properties style:writing-mode="lr-tb" fo:text-align="start" style:text-autospace="none" style:line-break="normal"/>
      <style:text-properties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/>
      <style:text-properties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Estado)" table:allow-empty-cell="true" table:display-list="unsorted" table:base-cell-address="'Condiciones y Resultados'.F40">
          <table:error-message table:message-type="stop" table:display="true"/>
        </table:content-validation>
      </table:content-validations>
      <table:table table:name="Aux" table:style-name="ta1">
        <table:table-column table:style-name="co1" table:number-columns-repeated="1024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5" office:value-type="string" calcext:value-type="string">
            <text:p>Estado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1"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2" office:value-type="string" calcext:value-type="string">
            <text:p>Fail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2" office:value-type="string" calcext:value-type="string">
            <text:p>N/A</text:p>
          </table:table-cell>
          <table:table-cell table:number-columns-repeated="1021"/>
        </table:table-row>
        <table:table-row table:style-name="ro1" table:number-rows-repeated="2">
          <table:table-cell table:number-columns-repeated="2"/>
          <table:table-cell table:style-name="ce32"/>
          <table:table-cell table:number-columns-repeated="1021"/>
        </table:table-row>
        <table:table-row table:style-name="ro1">
          <table:table-cell table:number-columns-repeated="2"/>
          <table:table-cell table:style-name="ce33"/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diciones y Resultados" table:style-name="ta2" table:print-ranges="'Condiciones y Resultados'.A1:'Condiciones y Resultados'.G1048576">
        <office:forms form:automatic-focus="false" form:apply-design-mode="false"/>
        <table:table-column table:style-name="co3" table:default-cell-style-name="ce15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42"/>
        <table:table-column table:style-name="co9" table:default-cell-style-name="ce44"/>
        <table:table-column table:style-name="co10" table:number-columns-repeated="247" table:default-cell-style-name="ce44"/>
        <table:table-column table:style-name="co10" table:number-columns-repeated="770" table:default-cell-style-name="Default"/>
        <table:table-row table:style-name="ro2">
          <table:table-cell table:style-name="ce34" office:value-type="string" calcext:value-type="string" table:number-columns-spanned="7" table:number-rows-spanned="1">
            <text:p>Condiciones de Prueba y Resultados Esperados</text:p>
          </table:table-cell>
          <table:covered-table-cell table:number-columns-repeated="6" table:style-name="ce34"/>
          <table:table-cell table:number-columns-repeated="1017"/>
        </table:table-row>
        <table:table-header-rows>
          <table:table-row table:style-name="ro1">
            <table:table-cell table:style-name="ce6"/>
            <table:table-cell table:style-name="ce17"/>
            <table:table-cell table:style-name="ce18" table:number-columns-repeated="3"/>
            <table:table-cell table:style-name="ce39"/>
            <table:table-cell table:style-name="ce19" table:number-columns-repeated="1015"/>
            <table:table-cell table:number-columns-repeated="3"/>
          </table:table-row>
          <table:table-row table:style-name="ro1" table:number-rows-repeated="2">
            <table:table-cell table:style-name="ce7"/>
            <table:table-cell table:style-name="ce18" table:number-columns-repeated="4"/>
            <table:table-cell table:style-name="ce19" table:number-columns-repeated="1016"/>
            <table:table-cell table:number-columns-repeated="3"/>
          </table:table-row>
          <table:table-row table:style-name="ro1">
            <table:table-cell table:style-name="ce8"/>
            <table:table-cell table:style-name="ce19"/>
            <table:table-cell table:style-name="ce20" office:value-type="string" calcext:value-type="string">
              <text:p>Cliente:</text:p>
            </table:table-cell>
            <table:table-cell table:style-name="ce78" office:value-type="string" calcext:value-type="string" table:number-columns-spanned="2" table:number-rows-spanned="1">
              <text:p>Profesor</text:p>
            </table:table-cell>
            <table:covered-table-cell table:style-name="ce87"/>
            <table:table-cell table:style-name="ce19" table:number-columns-repeated="1016"/>
            <table:table-cell table:number-columns-repeated="3"/>
          </table:table-row>
          <table:table-row table:style-name="ro1">
            <table:table-cell table:style-name="ce8"/>
            <table:table-cell table:style-name="ce19"/>
            <table:table-cell table:style-name="ce20" office:value-type="string" calcext:value-type="string">
              <text:p>Proyecto:</text:p>
            </table:table-cell>
            <table:table-cell table:style-name="ce80" office:value-type="string" calcext:value-type="string" table:number-columns-spanned="2" table:number-rows-spanned="1">
              <text:p>UD5. .NET MAUI</text:p>
            </table:table-cell>
            <table:covered-table-cell table:style-name="ce87"/>
            <table:table-cell table:style-name="ce19" table:number-columns-repeated="1016"/>
            <table:table-cell table:number-columns-repeated="3"/>
          </table:table-row>
        </table:table-header-rows>
        <table:table-row-group>
          <table:table-header-rows>
            <table:table-row table:style-name="ro1">
              <table:table-cell table:style-name="ce8"/>
              <table:table-cell table:style-name="ce19"/>
              <table:table-cell table:style-name="ce20" office:value-type="string" calcext:value-type="string">
                <office:annotation draw:style-name="gr1" draw:text-style-name="P2" svg:width="12.868cm" svg:height="1.958cm" svg:x="9.618cm" svg:y="3.226cm" draw:caption-point-x="4.577cm" draw:caption-point-y="0.301cm">
                  <dc:date>2017-10-19T00:00:00</dc:date>
                  <text:p text:style-name="P1"><text:span text:style-name="T1">Original requirement</text:span></text:p>
                </office:annotation>
                <text:p>Código del Requerimiento:</text:p>
              </table:table-cell>
              <table:table-cell table:style-name="ce80" office:value-type="string" calcext:value-type="string" table:number-columns-spanned="2" table:number-rows-spanned="1">
                <text:p>UD5T1</text:p>
              </table:table-cell>
              <table:covered-table-cell table:style-name="ce87"/>
              <table:table-cell table:style-name="ce19" table:number-columns-repeated="1016"/>
              <table:table-cell table:number-columns-repeated="3"/>
            </table:table-row>
            <table:table-row table:style-name="ro1">
              <table:table-cell table:style-name="ce8"/>
              <table:table-cell table:style-name="ce19"/>
              <table:table-cell table:style-name="ce20" office:value-type="string" calcext:value-type="string">
                <text:p>Descripción:</text:p>
              </table:table-cell>
              <table:table-cell table:style-name="ce81" table:number-columns-spanned="2" table:number-rows-spanned="1"/>
              <table:covered-table-cell table:style-name="ce87"/>
              <table:table-cell table:style-name="ce19" table:number-columns-repeated="1016"/>
              <table:table-cell table:number-columns-repeated="3"/>
            </table:table-row>
            <table:table-row table:style-name="ro1">
              <table:table-cell table:style-name="ce8"/>
              <table:table-cell table:style-name="ce19"/>
              <table:table-cell table:style-name="ce20" office:value-type="string" calcext:value-type="string">
                <text:p>Responsable del Diseño:</text:p>
              </table:table-cell>
              <table:table-cell table:style-name="ce80" office:value-type="string" calcext:value-type="string" table:number-columns-spanned="2" table:number-rows-spanned="1">
                <text:p>Profesor</text:p>
              </table:table-cell>
              <table:covered-table-cell table:style-name="ce87"/>
              <table:table-cell table:style-name="ce19" table:number-columns-repeated="1016"/>
              <table:table-cell table:number-columns-repeated="3"/>
            </table:table-row>
            <table:table-row table:style-name="ro1">
              <table:table-cell table:style-name="ce8"/>
              <table:table-cell table:style-name="ce19"/>
              <table:table-cell table:style-name="ce20" office:value-type="string" calcext:value-type="string">
                <text:p>Programador:</text:p>
              </table:table-cell>
              <table:table-cell table:style-name="ce80" office:value-type="string" calcext:value-type="string" table:number-columns-spanned="2" table:number-rows-spanned="1">
                <text:p>[Tu nombre]</text:p>
              </table:table-cell>
              <table:covered-table-cell table:style-name="ce87"/>
              <table:table-cell table:style-name="ce19" table:number-columns-repeated="1016"/>
              <table:table-cell table:number-columns-repeated="3"/>
            </table:table-row>
            <table:table-row table:style-name="ro1">
              <table:table-cell table:style-name="ce8"/>
              <table:table-cell table:style-name="ce19"/>
              <table:table-cell table:style-name="ce20" office:value-type="string" calcext:value-type="string">
                <text:p>Revisor</text:p>
              </table:table-cell>
              <table:table-cell table:style-name="ce80" office:value-type="string" calcext:value-type="string" table:number-columns-spanned="2" table:number-rows-spanned="1">
                <text:p>[Tu nombre]</text:p>
              </table:table-cell>
              <table:covered-table-cell table:style-name="ce87"/>
              <table:table-cell table:style-name="ce19" table:number-columns-repeated="1016"/>
              <table:table-cell table:number-columns-repeated="3"/>
            </table:table-row>
            <table:table-row table:style-name="ro1">
              <table:table-cell table:style-name="ce8"/>
              <table:table-cell table:style-name="ce19"/>
              <table:table-cell table:style-name="ce20" office:value-type="string" calcext:value-type="string">
                <text:p>Fecha de revisión:</text:p>
              </table:table-cell>
              <table:table-cell table:style-name="ce82" table:number-columns-spanned="2" table:number-rows-spanned="1"/>
              <table:covered-table-cell table:style-name="ce87"/>
              <table:table-cell table:style-name="ce19" table:number-columns-repeated="1016"/>
              <table:table-cell table:number-columns-repeated="3"/>
            </table:table-row>
          </table:table-header-rows>
        </table:table-row-group>
        <table:table-header-rows>
          <table:table-row table:style-name="ro1">
            <table:table-cell table:style-name="ce8"/>
            <table:table-cell table:style-name="ce20"/>
            <table:table-cell table:style-name="ce29"/>
            <table:table-cell table:style-name="ce35"/>
            <table:table-cell table:style-name="ce38"/>
            <table:table-cell table:style-name="ce19" table:number-columns-repeated="1016"/>
            <table:table-cell table:number-columns-repeated="3"/>
          </table:table-row>
          <table:table-row table:style-name="ro3">
            <table:table-cell table:style-name="ce9"/>
            <table:table-cell table:style-name="ce21"/>
            <table:table-cell table:style-name="ce30"/>
            <table:table-cell table:style-name="ce36"/>
            <table:table-cell table:style-name="ce30"/>
            <table:table-cell table:style-name="ce40"/>
            <table:table-cell table:style-name="ce43"/>
            <table:table-cell table:style-name="ce45" table:number-columns-repeated="1014"/>
            <table:table-cell table:number-columns-repeated="3"/>
          </table:table-row>
        </table:table-header-rows>
        <table:table-row table:style-name="ro1">
          <table:table-cell table:style-name="ce52"/>
          <table:table-cell table:style-name="ce65" table:number-columns-repeated="6"/>
          <table:table-cell table:style-name="ce22" table:number-columns-repeated="1014"/>
          <table:table-cell table:number-columns-repeated="3"/>
        </table:table-row>
        <table:table-row table:style-name="ro1">
          <table:table-cell table:style-name="ce11"/>
          <table:table-cell table:style-name="ce23"/>
          <table:table-cell table:style-name="ce79" office:value-type="string" calcext:value-type="string" table:number-columns-spanned="5" table:number-rows-spanned="1">
            <text:p>1. Aspecto Visual</text:p>
          </table:table-cell>
          <table:covered-table-cell table:number-columns-repeated="3" table:style-name="ce37"/>
          <table:covered-table-cell table:style-name="ce79"/>
          <table:table-cell table:style-name="ce22" table:number-columns-repeated="1014"/>
          <table:table-cell table:number-columns-repeated="3"/>
        </table:table-row>
        <table:table-row-group>
          <table:table-row table:style-name="ro4">
            <table:table-cell table:style-name="ce12" office:value-type="string" calcext:value-type="string">
              <text:p>Condición</text:p>
            </table:table-cell>
            <table:table-cell table:style-name="ce24" office:value-type="string" calcext:value-type="string">
              <text:p>Condición de Prueba</text:p>
            </table:table-cell>
            <table:table-cell table:style-name="ce24" office:value-type="string" calcext:value-type="string">
              <text:p>Pasos a Seguir</text:p>
            </table:table-cell>
            <table:table-cell table:style-name="ce24" office:value-type="string" calcext:value-type="string">
              <text:p>Resultado Esperado</text:p>
            </table:table-cell>
            <table:table-cell table:style-name="ce24" office:value-type="string" calcext:value-type="string">
              <text:p>Resultado Obtenido</text:p>
            </table:table-cell>
            <table:table-cell table:style-name="ce24" office:value-type="string" calcext:value-type="string">
              <text:p>Estado</text:p>
            </table:table-cell>
            <table:table-cell table:style-name="ce24" office:value-type="string" calcext:value-type="string">
              <text:p>Observaciones</text:p>
              <text:p>Acción a Realizar</text:p>
            </table:table-cell>
            <table:table-cell table:style-name="ce46" table:number-columns-repeated="1014"/>
            <table:table-cell table:number-columns-repeated="3"/>
          </table:table-row>
          <table:table-row table:style-name="ro4">
            <table:table-cell table:style-name="ce13" office:value-type="string" calcext:value-type="string">
              <text:p>1.1</text:p>
            </table:table-cell>
            <table:table-cell table:style-name="ce69" office:value-type="string" calcext:value-type="string">
              <text:p>Aspecto coincidente con el diseño.</text:p>
            </table:table-cell>
            <table:table-cell table:style-name="ce69" office:value-type="string" calcext:value-type="string">
              <text:p>Arrancar la aplicación.</text:p>
            </table:table-cell>
            <table:table-cell table:style-name="ce69" office:value-type="string" calcext:value-type="string">
              <text:p>El aspecto visual es el mismo que en el indicado en el diseño.</text:p>
            </table:table-cell>
            <table:table-cell table:style-name="ce25"/>
            <table:table-cell table:style-name="ce41" table:content-validation-name="val1"/>
            <table:table-cell table:style-name="ce26"/>
            <table:table-cell table:style-name="ce47" table:number-columns-repeated="1014"/>
            <table:table-cell table:number-columns-repeated="3"/>
          </table:table-row>
          <table:table-row table:style-name="ro4">
            <table:table-cell table:style-name="ce13" office:value-type="string" calcext:value-type="string">
              <text:p>1.2</text:p>
            </table:table-cell>
            <table:table-cell table:style-name="ce69" office:value-type="string" calcext:value-type="string">
              <text:p>Presentación correcta de campos numéricos.</text:p>
            </table:table-cell>
            <table:table-cell table:style-name="ce69" office:value-type="string" calcext:value-type="string">
              <text:p>Arrancar la aplicación.</text:p>
            </table:table-cell>
            <table:table-cell table:style-name="ce69" office:value-type="string" calcext:value-type="string">
              <text:p>El total se muestra centrado, con dos decimales y con el símbolo del $ al principio.</text:p>
            </table:table-cell>
            <table:table-cell table:style-name="ce25"/>
            <table:table-cell table:style-name="ce41" table:content-validation-name="val1"/>
            <table:table-cell table:style-name="ce26"/>
            <table:table-cell table:style-name="ce47" table:number-columns-repeated="1014"/>
            <table:table-cell table:number-columns-repeated="3"/>
          </table:table-row>
          <table:table-row table:style-name="ro5">
            <table:table-cell table:style-name="ce13" office:value-type="string" calcext:value-type="string">
              <text:p>1.3</text:p>
            </table:table-cell>
            <table:table-cell table:style-name="ce69" office:value-type="string" calcext:value-type="string">
              <text:p>Presentación correcta de campos numéricos.</text:p>
            </table:table-cell>
            <table:table-cell table:style-name="ce69" office:value-type="string" calcext:value-type="string">
              <text:p>Arrancar la aplicación.</text:p>
            </table:table-cell>
            <table:table-cell table:style-name="ce69" office:value-type="string" calcext:value-type="string">
              <text:p>El SUBTOTAL se muestra alineado a la izquierda, con dos decimales y con el símbolo del $ al principio.</text:p>
            </table:table-cell>
            <table:table-cell table:style-name="ce25"/>
            <table:table-cell table:style-name="ce41" table:content-validation-name="val1"/>
            <table:table-cell table:style-name="ce26"/>
            <table:table-cell table:style-name="ce47" table:number-columns-repeated="1014"/>
            <table:table-cell table:number-columns-repeated="3"/>
          </table:table-row>
          <table:table-row table:style-name="ro5">
            <table:table-cell table:style-name="ce13" office:value-type="string" calcext:value-type="string">
              <text:p>1.4</text:p>
            </table:table-cell>
            <table:table-cell table:style-name="ce69" office:value-type="string" calcext:value-type="string">
              <text:p>Presentación correcta de campos numéricos.</text:p>
            </table:table-cell>
            <table:table-cell table:style-name="ce69" office:value-type="string" calcext:value-type="string">
              <text:p>Arrancar la aplicación.</text:p>
            </table:table-cell>
            <table:table-cell table:style-name="ce69" office:value-type="string" calcext:value-type="string">
              <text:p>La PROPINA se muestra alineada a la izquierda, con dos decimales y con el símbolo del $ al principio.</text:p>
            </table:table-cell>
            <table:table-cell table:style-name="ce25"/>
            <table:table-cell table:style-name="ce41" table:content-validation-name="val1"/>
            <table:table-cell table:style-name="ce26"/>
            <table:table-cell table:style-name="ce47" table:number-columns-repeated="1014"/>
            <table:table-cell table:number-columns-repeated="3"/>
          </table:table-row>
          <table:table-row table:style-name="ro4">
            <table:table-cell table:style-name="ce13" office:value-type="string" calcext:value-type="string">
              <text:p>1.5</text:p>
            </table:table-cell>
            <table:table-cell table:style-name="ce69" office:value-type="string" calcext:value-type="string">
              <text:p>Presentación correcta de campos numéricos.</text:p>
            </table:table-cell>
            <table:table-cell table:style-name="ce69" office:value-type="string" calcext:value-type="string">
              <text:p>Arrancar la aplicación.</text:p>
            </table:table-cell>
            <table:table-cell table:style-name="ce69" office:value-type="string" calcext:value-type="string">
              <text:p>El Importe Cuenta se muestra alineado a la izquierda.</text:p>
            </table:table-cell>
            <table:table-cell table:style-name="ce25"/>
            <table:table-cell table:style-name="ce41" table:content-validation-name="val1"/>
            <table:table-cell table:style-name="ce26"/>
            <table:table-cell table:style-name="ce47" table:number-columns-repeated="1014"/>
            <table:table-cell table:number-columns-repeated="3"/>
          </table:table-row>
          <table:table-row table:style-name="ro4">
            <table:table-cell table:style-name="ce13" office:value-type="string" calcext:value-type="string">
              <text:p>1.6</text:p>
            </table:table-cell>
            <table:table-cell table:style-name="ce69" office:value-type="string" calcext:value-type="string">
              <text:p>Alineación de etiquetas y campos.</text:p>
            </table:table-cell>
            <table:table-cell table:style-name="ce69" office:value-type="string" calcext:value-type="string">
              <text:p>Arrancar la aplicación.</text:p>
            </table:table-cell>
            <table:table-cell table:style-name="ce69" office:value-type="string" calcext:value-type="string">
              <text:p>Las etiquetas y campos se muestran correctamente alineados.</text:p>
            </table:table-cell>
            <table:table-cell table:style-name="ce25"/>
            <table:table-cell table:style-name="ce41" table:content-validation-name="val1"/>
            <table:table-cell table:style-name="ce26"/>
            <table:table-cell table:style-name="ce47" table:number-columns-repeated="1014"/>
            <table:table-cell table:number-columns-repeated="3"/>
          </table:table-row>
        </table:table-row-group>
        <table:table-row table:style-name="ro1">
          <table:table-cell table:style-name="ce10"/>
          <table:table-cell table:style-name="ce22" table:number-columns-repeated="1020"/>
          <table:table-cell table:number-columns-repeated="3"/>
        </table:table-row>
        <table:table-row table:style-name="ro1">
          <table:table-cell table:style-name="ce11"/>
          <table:table-cell table:style-name="ce23"/>
          <table:table-cell table:style-name="ce79" office:value-type="string" calcext:value-type="string" table:number-columns-spanned="5" table:number-rows-spanned="1">
            <text:p>2. Validación de Formatos y Visibilidad</text:p>
          </table:table-cell>
          <table:covered-table-cell table:number-columns-repeated="3" table:style-name="ce37"/>
          <table:covered-table-cell table:style-name="ce79"/>
          <table:table-cell table:style-name="ce22" table:number-columns-repeated="1014"/>
          <table:table-cell table:number-columns-repeated="3"/>
        </table:table-row>
        <table:table-row-group>
          <table:table-row table:style-name="ro4">
            <table:table-cell table:style-name="ce12" office:value-type="string" calcext:value-type="string">
              <text:p>Condición</text:p>
            </table:table-cell>
            <table:table-cell table:style-name="ce24" office:value-type="string" calcext:value-type="string">
              <text:p>Condición de Prueba</text:p>
            </table:table-cell>
            <table:table-cell table:style-name="ce24" office:value-type="string" calcext:value-type="string">
              <text:p>Pasos a Seguir</text:p>
            </table:table-cell>
            <table:table-cell table:style-name="ce24" office:value-type="string" calcext:value-type="string">
              <text:p>Resultado Esperado</text:p>
            </table:table-cell>
            <table:table-cell table:style-name="ce24" office:value-type="string" calcext:value-type="string">
              <text:p>Resultado Obtenido</text:p>
            </table:table-cell>
            <table:table-cell table:style-name="ce24" office:value-type="string" calcext:value-type="string">
              <text:p>Estado</text:p>
            </table:table-cell>
            <table:table-cell table:style-name="ce24" office:value-type="string" calcext:value-type="string">
              <text:p>Observaciones</text:p>
              <text:p>Acción a Realizar</text:p>
            </table:table-cell>
            <table:table-cell table:style-name="ce46" table:number-columns-repeated="1014"/>
            <table:table-cell table:number-columns-repeated="3"/>
          </table:table-row>
          <table:table-row table:style-name="ro6">
            <table:table-cell table:style-name="ce13" office:value-type="string" calcext:value-type="string">
              <text:p>2.1</text:p>
            </table:table-cell>
            <table:table-cell table:style-name="ce69" office:value-type="string" calcext:value-type="string">
              <text:p>Comprobar que los campos numéricos con decimales se formatean correctamente.</text:p>
            </table:table-cell>
            <table:table-cell table:style-name="ce69" office:value-type="string" calcext:value-type="string">
              <text:p>Introducir 210.10 en Importe Cuenta.</text:p>
              <text:p>Pulsar el botón 10%.</text:p>
              <text:p>Dividir el total entre 2.</text:p>
            </table:table-cell>
            <table:table-cell table:style-name="ce69" office:value-type="string" calcext:value-type="string">
              <text:p>Total = $115.56</text:p>
              <text:p>SUBTOTAL = $105.05</text:p>
              <text:p>PROPINA = $10.51</text:p>
            </table:table-cell>
            <table:table-cell table:style-name="ce25"/>
            <table:table-cell table:style-name="ce41" table:content-validation-name="val1"/>
            <table:table-cell table:style-name="ce25"/>
            <table:table-cell table:style-name="ce47" table:number-columns-repeated="1014"/>
            <table:table-cell table:number-columns-repeated="3"/>
          </table:table-row>
          <table:table-row table:style-name="ro6">
            <table:table-cell table:style-name="ce13" office:value-type="string" calcext:value-type="string">
              <text:p>2.2</text:p>
            </table:table-cell>
            <table:table-cell table:style-name="ce69" office:value-type="string" calcext:value-type="string">
              <text:p>Comprobar que los campos numéricos con decimales se formatean correctamente.</text:p>
            </table:table-cell>
            <table:table-cell table:style-name="ce69" office:value-type="string" calcext:value-type="string">
              <text:p>Introducir 210.10 en Importe Cuenta.</text:p>
              <text:p>Pulsar el botón 15%.</text:p>
              <text:p>Dividir el total entre 2.</text:p>
            </table:table-cell>
            <table:table-cell table:style-name="ce69" office:value-type="string" calcext:value-type="string">
              <text:p>Total = $120.81</text:p>
              <text:p>SUBTOTAL = $105.05</text:p>
              <text:p>PROPINA = $15.76</text:p>
            </table:table-cell>
            <table:table-cell table:style-name="ce25"/>
            <table:table-cell table:style-name="ce41" table:content-validation-name="val1"/>
            <table:table-cell table:style-name="ce25"/>
            <table:table-cell table:style-name="ce47" table:number-columns-repeated="1014"/>
            <table:table-cell table:number-columns-repeated="3"/>
          </table:table-row>
          <table:table-row table:style-name="ro6">
            <table:table-cell table:style-name="ce13" office:value-type="string" calcext:value-type="string">
              <text:p>2.3</text:p>
            </table:table-cell>
            <table:table-cell table:style-name="ce69" office:value-type="string" calcext:value-type="string">
              <text:p>Comprobar que los campos numéricos con decimales se formatean correctamente.</text:p>
            </table:table-cell>
            <table:table-cell table:style-name="ce69" office:value-type="string" calcext:value-type="string">
              <text:p>Introducir 210.10 en Importe Cuenta.</text:p>
              <text:p>Pulsar el botón 20%.</text:p>
              <text:p>Dividir el total entre 2.</text:p>
            </table:table-cell>
            <table:table-cell table:style-name="ce69" office:value-type="string" calcext:value-type="string">
              <text:p>Total = $126.06</text:p>
              <text:p>SUBTOTAL = $105.05</text:p>
              <text:p>PROPINA = $21.01</text:p>
            </table:table-cell>
            <table:table-cell table:style-name="ce25"/>
            <table:table-cell table:style-name="ce41" table:content-validation-name="val1"/>
            <table:table-cell table:style-name="ce25"/>
            <table:table-cell table:style-name="ce47" table:number-columns-repeated="1014"/>
            <table:table-cell table:number-columns-repeated="3"/>
          </table:table-row>
          <table:table-row table:style-name="ro6">
            <table:table-cell table:style-name="ce13" office:value-type="string" calcext:value-type="string">
              <text:p>2.4</text:p>
            </table:table-cell>
            <table:table-cell table:style-name="ce69" office:value-type="string" calcext:value-type="string">
              <text:p>Comprobar que los campos numéricos con decimales se formatean correctamente.</text:p>
            </table:table-cell>
            <table:table-cell table:style-name="ce69" office:value-type="string" calcext:value-type="string">
              <text:p>Introducir 210.10 en Importe Cuenta.</text:p>
              <text:p>Deslizar el slider al máximo (50%).</text:p>
              <text:p>Dividir el total entre 2.</text:p>
            </table:table-cell>
            <table:table-cell table:style-name="ce69" office:value-type="string" calcext:value-type="string">
              <text:p>Total = $157.58</text:p>
              <text:p>SUBTOTAL = $105.05</text:p>
              <text:p>PROPINA = $52.53</text:p>
            </table:table-cell>
            <table:table-cell table:style-name="ce25"/>
            <table:table-cell table:style-name="ce41" table:content-validation-name="val1"/>
            <table:table-cell table:style-name="ce25"/>
            <table:table-cell table:style-name="ce47" table:number-columns-repeated="1014"/>
            <table:table-cell table:number-columns-repeated="3"/>
          </table:table-row>
          <table:table-row table:style-name="ro6">
            <table:table-cell table:style-name="ce13" office:value-type="string" calcext:value-type="string">
              <text:p>2.5</text:p>
            </table:table-cell>
            <table:table-cell table:style-name="ce69" office:value-type="string" calcext:value-type="string">
              <text:p>Comprobar que los campos numéricos con decimales se formatean correctamente.</text:p>
            </table:table-cell>
            <table:table-cell table:style-name="ce69" office:value-type="string" calcext:value-type="string">
              <text:p>Introducir 210.10 en Importe Cuenta.</text:p>
              <text:p>Deslizar el slider al máximo (50%).</text:p>
              <text:p>Dividir el total entre 3.</text:p>
            </table:table-cell>
            <table:table-cell table:style-name="ce69" office:value-type="string" calcext:value-type="string">
              <text:p>Total = $105.05</text:p>
              <text:p>SUBTOTAL = $70.03</text:p>
              <text:p>PROPINA = $35.02</text:p>
            </table:table-cell>
            <table:table-cell table:style-name="ce25"/>
            <table:table-cell table:style-name="ce41" table:content-validation-name="val1"/>
            <table:table-cell table:style-name="ce25"/>
            <table:table-cell table:style-name="ce47" table:number-columns-repeated="1014"/>
            <table:table-cell table:number-columns-repeated="3"/>
          </table:table-row>
          <table:table-row table:style-name="ro5">
            <table:table-cell table:style-name="ce13" office:value-type="string" calcext:value-type="string">
              <text:p>2.6</text:p>
            </table:table-cell>
            <table:table-cell table:style-name="ce69" office:value-type="string" calcext:value-type="string">
              <text:p>Comprobar que los campos numéricos con decimales se formatean correctamente.</text:p>
            </table:table-cell>
            <table:table-cell table:style-name="ce69" office:value-type="string" calcext:value-type="string">
              <text:p>Introducir 0 en Importe Cuenta.</text:p>
              <text:p>Pulsar el botón 20%.</text:p>
              <text:p>Dividir el total entre 2.</text:p>
            </table:table-cell>
            <table:table-cell table:style-name="ce69" office:value-type="string" calcext:value-type="string">
              <text:p>Total = $0.00</text:p>
              <text:p>SUBTOTAL = $0.00</text:p>
              <text:p>PROPINA = $0.00</text:p>
            </table:table-cell>
            <table:table-cell table:style-name="ce25"/>
            <table:table-cell table:style-name="ce41" table:content-validation-name="val1"/>
            <table:table-cell table:style-name="ce25"/>
            <table:table-cell table:style-name="ce47" table:number-columns-repeated="1014"/>
            <table:table-cell table:number-columns-repeated="3"/>
          </table:table-row>
        </table:table-row-group>
        <table:table-row table:style-name="ro1">
          <table:table-cell table:style-name="ce14"/>
          <table:table-cell table:style-name="ce27"/>
          <table:table-cell table:style-name="ce22" table:number-columns-repeated="1019"/>
          <table:table-cell table:number-columns-repeated="3"/>
        </table:table-row>
        <table:table-row table:style-name="ro1">
          <table:table-cell table:style-name="ce11"/>
          <table:table-cell table:style-name="ce23"/>
          <table:table-cell table:style-name="ce79" office:value-type="string" calcext:value-type="string" table:number-columns-spanned="5" table:number-rows-spanned="1">
            <text:p>3. Control de errores</text:p>
          </table:table-cell>
          <table:covered-table-cell table:number-columns-repeated="3" table:style-name="ce37"/>
          <table:covered-table-cell table:style-name="ce79"/>
          <table:table-cell table:style-name="ce22" table:number-columns-repeated="1014"/>
          <table:table-cell table:number-columns-repeated="3"/>
        </table:table-row>
        <table:table-row-group>
          <table:table-row table:style-name="ro4">
            <table:table-cell table:style-name="ce12" office:value-type="string" calcext:value-type="string">
              <text:p>Condición</text:p>
            </table:table-cell>
            <table:table-cell table:style-name="ce24" office:value-type="string" calcext:value-type="string">
              <text:p>Condición de Prueba</text:p>
            </table:table-cell>
            <table:table-cell table:style-name="ce24" office:value-type="string" calcext:value-type="string">
              <text:p>Pasos a Seguir</text:p>
            </table:table-cell>
            <table:table-cell table:style-name="ce24" office:value-type="string" calcext:value-type="string">
              <text:p>Resultado Esperado</text:p>
            </table:table-cell>
            <table:table-cell table:style-name="ce24" office:value-type="string" calcext:value-type="string">
              <text:p>Resultado Obtenido</text:p>
            </table:table-cell>
            <table:table-cell table:style-name="ce24" office:value-type="string" calcext:value-type="string">
              <text:p>Estado</text:p>
            </table:table-cell>
            <table:table-cell table:style-name="ce24" office:value-type="string" calcext:value-type="string">
              <text:p>Observaciones</text:p>
              <text:p>Acción a Realizar</text:p>
            </table:table-cell>
            <table:table-cell table:style-name="ce46" table:number-columns-repeated="1014"/>
            <table:table-cell table:number-columns-repeated="3"/>
          </table:table-row>
          <table:table-row table:style-name="ro1">
            <table:table-cell table:style-name="ce13" office:value-type="string" calcext:value-type="string">
              <text:p>3.1</text:p>
            </table:table-cell>
            <table:table-cell table:style-name="ce72" office:value-type="string" calcext:value-type="string">
              <text:p>NADA QUE CONTROLAR</text:p>
            </table:table-cell>
            <table:table-cell table:style-name="ce72" table:number-columns-repeated="3"/>
            <table:table-cell table:style-name="ce41" table:content-validation-name="val1" office:value-type="string" calcext:value-type="string">
              <text:p>N/A</text:p>
            </table:table-cell>
            <table:table-cell table:style-name="ce26"/>
            <table:table-cell table:style-name="ce47" table:number-columns-repeated="1014"/>
            <table:table-cell table:number-columns-repeated="3"/>
          </table:table-row>
        </table:table-row-group>
        <table:table-row table:style-name="ro1">
          <table:table-cell table:number-columns-repeated="1024"/>
        </table:table-row>
        <table:table-row table:style-name="ro1">
          <table:table-cell table:style-name="ce11"/>
          <table:table-cell table:style-name="ce23"/>
          <table:table-cell table:style-name="ce79" office:value-type="string" calcext:value-type="string" table:number-columns-spanned="5" table:number-rows-spanned="1">
            <text:p>4. Nuevo Ciclo de Pruebas</text:p>
          </table:table-cell>
          <table:covered-table-cell table:number-columns-repeated="3" table:style-name="ce37"/>
          <table:covered-table-cell table:style-name="ce79"/>
          <table:table-cell table:style-name="ce22" table:number-columns-repeated="1014"/>
          <table:table-cell table:number-columns-repeated="3"/>
        </table:table-row>
        <table:table-row-group>
          <table:table-row table:style-name="ro4">
            <table:table-cell table:style-name="ce12" office:value-type="string" calcext:value-type="string">
              <text:p>Condición</text:p>
            </table:table-cell>
            <table:table-cell table:style-name="ce24" office:value-type="string" calcext:value-type="string">
              <text:p>Condición de Prueba</text:p>
            </table:table-cell>
            <table:table-cell table:style-name="ce24" office:value-type="string" calcext:value-type="string">
              <text:p>Pasos a Seguir</text:p>
            </table:table-cell>
            <table:table-cell table:style-name="ce24" office:value-type="string" calcext:value-type="string">
              <text:p>Resultado Esperado</text:p>
            </table:table-cell>
            <table:table-cell table:style-name="ce24" office:value-type="string" calcext:value-type="string">
              <text:p>Resultado Obtenido</text:p>
            </table:table-cell>
            <table:table-cell table:style-name="ce24" office:value-type="string" calcext:value-type="string">
              <text:p>Estado</text:p>
            </table:table-cell>
            <table:table-cell table:style-name="ce24" office:value-type="string" calcext:value-type="string">
              <text:p>Observaciones</text:p>
              <text:p>Acción a Realizar</text:p>
            </table:table-cell>
            <table:table-cell table:style-name="ce46" table:number-columns-repeated="1014"/>
            <table:table-cell table:number-columns-repeated="3"/>
          </table:table-row>
          <table:table-row table:style-name="ro1">
            <table:table-cell table:style-name="ce13" office:value-type="string" calcext:value-type="string">
              <text:p>4.1</text:p>
            </table:table-cell>
            <table:table-cell table:style-name="ce26" table:number-columns-repeated="4"/>
            <table:table-cell table:style-name="ce41" table:content-validation-name="val1"/>
            <table:table-cell table:style-name="ce26"/>
            <table:table-cell table:style-name="ce47" table:number-columns-repeated="1014"/>
            <table:table-cell table:number-columns-repeated="3"/>
          </table:table-row>
          <table:table-row table:style-name="ro1">
            <table:table-cell table:style-name="ce13" office:value-type="string" calcext:value-type="string">
              <text:p>4.2</text:p>
            </table:table-cell>
            <table:table-cell table:style-name="ce26" table:number-columns-repeated="4"/>
            <table:table-cell table:style-name="ce41" table:content-validation-name="val1"/>
            <table:table-cell table:style-name="ce26"/>
            <table:table-cell table:style-name="ce47" table:number-columns-repeated="1014"/>
            <table:table-cell table:number-columns-repeated="3"/>
          </table:table-row>
          <table:table-row table:style-name="ro1">
            <table:table-cell table:style-name="ce13" office:value-type="string" calcext:value-type="string">
              <text:p>4.3</text:p>
            </table:table-cell>
            <table:table-cell table:style-name="ce26" table:number-columns-repeated="2"/>
            <table:table-cell table:style-name="ce25"/>
            <table:table-cell table:style-name="ce26"/>
            <table:table-cell table:style-name="ce41" table:content-validation-name="val1"/>
            <table:table-cell table:style-name="ce25"/>
            <table:table-cell table:style-name="ce47" table:number-columns-repeated="1014"/>
            <table:table-cell table:number-columns-repeated="3"/>
          </table:table-row>
          <table:table-row table:style-name="ro1">
            <table:table-cell table:style-name="ce13" office:value-type="string" calcext:value-type="string">
              <text:p>4.4</text:p>
            </table:table-cell>
            <table:table-cell table:style-name="ce26" table:number-columns-repeated="2"/>
            <table:table-cell table:style-name="ce25"/>
            <table:table-cell table:style-name="ce26"/>
            <table:table-cell table:style-name="ce41" table:content-validation-name="val1"/>
            <table:table-cell table:style-name="ce25"/>
            <table:table-cell table:style-name="ce47" table:number-columns-repeated="1014"/>
            <table:table-cell table:number-columns-repeated="3"/>
          </table:table-row>
          <table:table-row table:style-name="ro1">
            <table:table-cell table:style-name="ce13" office:value-type="string" calcext:value-type="string">
              <text:p>4.5</text:p>
            </table:table-cell>
            <table:table-cell table:style-name="ce26" table:number-columns-repeated="2"/>
            <table:table-cell table:style-name="ce25"/>
            <table:table-cell table:style-name="ce26"/>
            <table:table-cell table:style-name="ce41" table:content-validation-name="val1"/>
            <table:table-cell table:style-name="ce25"/>
            <table:table-cell table:style-name="ce47" table:number-columns-repeated="1014"/>
            <table:table-cell table:number-columns-repeated="3"/>
          </table:table-row>
          <table:table-row table:style-name="ro7">
            <table:table-cell table:style-name="ce16"/>
            <table:table-cell table:style-name="ce26" table:number-columns-repeated="2"/>
            <table:table-cell table:style-name="ce25"/>
            <table:table-cell table:style-name="ce26"/>
            <table:table-cell table:style-name="ce41" table:content-validation-name="val1"/>
            <table:table-cell table:style-name="ce25"/>
            <table:table-cell table:style-name="ce47" table:number-columns-repeated="1014"/>
            <table:table-cell table:number-columns-repeated="3"/>
          </table:table-row>
        </table:table-row-group>
        <table:table-row table:style-name="ro1" table:number-rows-repeated="1048502">
          <table:table-cell table:number-columns-repeated="1024"/>
        </table:table-row>
        <table:table-row table:style-name="ro8" table:number-rows-repeated="2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Excel_BuiltIn_Print_Area" table:base-cell-address="$Aux.$A$1" table:cell-range-address="$'Condiciones y Resultados'.$A:.$G" table:range-usable-as="print-range"/>
          <table:named-range table:name="Excel_BuiltIn_Print_Titles" table:base-cell-address="$Aux.$A$1" table:cell-range-address="$'Condiciones y Resultados'.$A$2:.$AMJ$14" table:range-usable-as="repeat-column repeat-row"/>
          <table:named-expression table:name="Excel_BuiltIn__FilterDatabase" table:base-cell-address="$Aux.$A$1" table:expression="#REF!"/>
        </table:named-expressions>
        <calcext:conditional-formats>
          <calcext:conditional-format calcext:target-range-address="'Condiciones y Resultados'.F36:'Condiciones y Resultados'.F36 'Condiciones y Resultados'.F40:'Condiciones y Resultados'.F45 'Condiciones y Resultados'.F18:'Condiciones y Resultados'.F23 'Condiciones y Resultados'.F27:'Condiciones y Resultados'.F32">
            <calcext:condition calcext:apply-style-name="Excel_CondFormat_2_1_1" calcext:value="formula-is(#REF!=&quot;Fail&quot;)" calcext:base-cell-address="'Condiciones y Resultados'.F18"/>
          </calcext:conditional-format>
        </calcext:conditional-formats>
      </table:table>
      <table:named-expressions>
        <table:named-range table:name="Estado" table:base-cell-address="$Aux.$A$1" table:cell-range-address="$Aux.$C$6:.$C$11"/>
      </table:named-expressions>
      <table:database-ranges>
        <table:database-range table:name="__Anonymous_Sheet_DB__1" table:target-range-address="'Condiciones y Resultados'.A15:'Condiciones y Resultados'.G2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swiss" style:font-pitch="variable"/>
    <style:font-face style:name="Trebuchet MS1" svg:font-family="'Trebuchet MS'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2P0" style:volatile="true">
      <number:number number:decimal-places="0" number:min-decimal-places="0" number:min-integer-digits="1" number:grouping="true"/>
      <number:text> pta</number:text>
    </number:number-style>
    <number:number-style style:name="N142"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  <number:text> pta</number:text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43P0"/>
    </number:number-style>
    <number:number-style style:name="N145P0" style:volatile="true">
      <number:number number:decimal-places="2" number:min-decimal-places="2" number:min-integer-digits="1" number:grouping="true"/>
      <number:text> pta</number:text>
    </number:number-style>
    <number:number-style style:name="N145"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45P0"/>
    </number:number-style>
    <number:number-style style:name="N146P0" style:volatile="true">
      <number:number number:decimal-places="2" number:min-decimal-places="2" number:min-integer-digits="1" number:grouping="true"/>
      <number:text> pta</number:text>
    </number:number-style>
    <number:number-style style:name="N146">
      <style:text-properties fo:color="#ff0000"/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46P0"/>
    </number:number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pta </number:text>
    </number:number-style>
    <number:number-style style:name="N150P1" style:volatile="true">
      <number:text>-</number:text>
      <number:fill-character> </number:fill-character>
      <number:number number:decimal-places="0" number:min-decimal-places="0" number:min-integer-digits="1" number:grouping="true"/>
      <number:text> pta </number:text>
    </number:number-style>
    <number:number-style style:name="N150P2" style:volatile="true">
      <number:text> </number:text>
      <number:fill-character> </number:fill-character>
      <number:text>- pta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154P1" style:volatile="true">
      <number:text>-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154P2" style:volatile="true">
      <number:text> </number:text>
      <number:fill-character> </number:fill-character>
      <number:text>-      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</number:text>
      <number:fill-character> </number:fill-character>
      <number:number number:decimal-places="2" number:min-decimal-places="2" number:min-integer-digits="1" number:grouping="true"/>
      <number:text> pta </number:text>
    </number:number-style>
    <number:number-style style:name="N158P1" style:volatile="true">
      <number:text>-</number:text>
      <number:fill-character> </number:fill-character>
      <number:number number:decimal-places="2" number:min-decimal-places="2" number:min-integer-digits="1" number:grouping="true"/>
      <number:text> pta </number:text>
    </number:number-style>
    <number:number-style style:name="N15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pta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162P1" style:volatile="true">
      <number:text>-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16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date-style style:name="N16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164P0" style:volatile="true">
      <number:day number:style="long"/>
      <number:text>/</number:text>
      <number:month number:style="long"/>
      <number:text>/</number:text>
      <number:year/>
    </number:date-style>
    <number:text-style style:name="N164">
      <number:text-content/>
      <style:map style:condition="value()&lt;=1.7976931348623157E+308" style:apply-style-name="N164P0"/>
    </number:text-style>
    <style:style style:name="Default" style:family="table-cell">
      <style:table-cell-properties fo:padding="0.071cm" style:rotation-align="none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5f_CondFormat_5f_2_5f_1_5f_1" style:display-name="Excel_CondFormat_2_1_1" style:family="table-cell" style:parent-style-name="Default">
      <style:table-cell-properties fo:background-color="#ff0000"/>
    </style:style>
    <draw:marker draw:name="Fin_20_de_20_línea_20_1" draw:display-name="Fin de línea 1" svg:viewBox="0 0 20 30" svg:d="M10 0l-10 30h20z"/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page-width="29.7cm" fo:page-height="21.001cm" style:num-format="1" style:print-orientation="landscape" fo:margin-top="1cm" fo:margin-bottom="0cm" fo:margin-left="1cm" fo:margin-right="1cm" style:first-page-number="continue" style:scale-to-X="1" style:table-centering="horizontal" style:writing-mode="lr-tb"/>
      <style:header-style>
        <style:header-footer-properties fo:min-height="0.75cm" fo:margin-left="0.9cm" fo:margin-right="0.9cm" fo:margin-bottom="0cm"/>
      </style:header-style>
      <style:footer-style>
        <style:header-footer-properties fo:min-height="0.75cm" fo:margin-left="0.9cm" fo:margin-right="0.9cm" fo:margin-top="0.647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3">00/00/0000</text:date>, <text:time style:data-style-name="N2" text:time-value="19:51:55.54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ux" style:display-name="PageStyle_Aux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ndiciones_20_y_20_Resultados" style:display-name="PageStyle_Condiciones y Resultados" style:page-layout-name="Mpm4">
      <style:header style:display="false"/>
      <style:header-left style:display="false"/>
      <style:header-firs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ágina </text:span><text:span text:style-name="MT1"><text:page-number>1</text:page-number></text:span><text:span text:style-name="MT1"><text:s/>de </text:span><text:span text:style-name="MT1"><text:page-count>99</text:page-count></text:span></text:p>
        </style:region-center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ágina </text:span><text:span text:style-name="MT1"><text:page-number>1</text:page-number></text:span><text:span text:style-name="MT1"><text:s/>de </text:span><text:span text:style-name="MT1"><text:page-count>99</text:page-count></text:span></text:p>
        </style:region-center>
      </style:footer-left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Condiciones de Prueba y Resultados Esperados</dc:title>
    <meta:initial-creator>Coritel</meta:initial-creator>
    <meta:creation-date>2000-12-11T12:36:19</meta:creation-date>
    <dc:date>2024-01-13T19:54:27.732000000</dc:date>
    <meta:print-date>2005-02-01T17:30:33</meta:print-date>
    <meta:editing-duration>PT1H17M31S</meta:editing-duration>
    <meta:editing-cycles>19</meta:editing-cycles>
    <meta:generator>LibreOffice/7.6.2.1$Windows_X86_64 LibreOffice_project/56f7684011345957bbf33a7ee678afaf4d2ba333</meta:generator>
    <meta:document-statistic meta:table-count="2" meta:cell-count="107" meta:object-count="0"/>
    <meta:user-defined meta:name="Content">Templates</meta:user-defined>
    <meta:user-defined meta:name="Description0">New as per Quality Improvement Project SixSigma in SAP</meta:user-defined>
    <meta:user-defined meta:name="Order">58000.0000000000</meta:user-defined>
    <meta:user-defined meta:name="Version0">3.0</meta:user-defined>
    <meta:user-defined meta:name="_AdHocReviewCycleID" meta:value-type="float">762756048</meta:user-defined>
    <meta:user-defined meta:name="_AuthorEmail" meta:value-type="string"/>
    <meta:user-defined meta:name="_AuthorEmailDisplayName" meta:value-type="string"/>
    <meta:user-defined meta:name="_EmailSubject" meta:value-type="string">Ciclos de pruebas Microsoft</meta:user-defined>
    <meta:user-defined meta:name="_NewReviewCycle" meta:value-type="string"/>
    <meta:user-defined meta:name="_PreviousAdHocReviewCycleID" meta:value-type="float">-182261031</meta:user-defined>
    <meta:user-defined meta:name="_ReviewingToolsShownOnce" meta:value-type="string"/>
    <meta:user-defined meta:name="dIBP" meta:value-type="string">298.000000000000</meta:user-defined>
  </office:meta>
</office:document-meta>
</file>